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lear Sans" svg:font-family="'Clear Sans'" style:font-family-generic="swiss" style:font-pitch="variable"/>
    <style:font-face style:name="Liberation Sans" svg:font-family="'Liberation Sans'" style:font-family-generic="swiss" style:font-pitch="variable"/>
    <style:font-face style:name="Clear Sans1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15%" fo:text-align="justify" style:justify-single-word="false"/>
      <style:text-properties style:font-name="Clear Sans" fo:font-size="12pt" fo:language="es" fo:country="CL" style:font-size-asian="12pt" style:font-size-complex="12pt"/>
    </style:style>
    <style:style style:name="P2" style:family="paragraph" style:parent-style-name="Text_20_body">
      <style:paragraph-properties fo:line-height="115%" fo:text-align="justify" style:justify-single-word="false"/>
      <style:text-properties fo:font-size="12pt" officeooo:paragraph-rsid="001923aa" style:font-size-asian="10.5pt" style:font-size-complex="12pt"/>
    </style:style>
    <style:style style:name="P3" style:family="paragraph" style:parent-style-name="Heading_20_1">
      <style:paragraph-properties fo:line-height="115%" fo:text-align="justify" style:justify-single-word="false"/>
      <style:text-properties style:font-name="Clear Sans" fo:font-size="20pt" fo:language="es" fo:country="CL" style:font-size-asian="20pt" style:font-size-complex="20pt"/>
    </style:style>
    <style:style style:name="P4" style:family="paragraph" style:parent-style-name="Heading_20_2">
      <style:paragraph-properties fo:line-height="115%" fo:text-align="justify" style:justify-single-word="false"/>
      <style:text-properties style:font-name="Clear Sans" fo:font-size="16pt" fo:language="es" fo:country="CL" style:font-size-asian="16pt" style:font-size-complex="16pt"/>
    </style:style>
    <style:style style:name="P5" style:family="paragraph" style:parent-style-name="Heading_20_2">
      <style:paragraph-properties fo:line-height="115%" fo:text-align="justify" style:justify-single-word="false"/>
      <style:text-properties style:font-name="Clear Sans" fo:font-size="16pt" fo:language="es" fo:country="CL" officeooo:rsid="001923aa" officeooo:paragraph-rsid="001923aa" style:font-size-asian="16pt" style:font-size-complex="16pt"/>
    </style:style>
    <style:style style:name="P6" style:family="paragraph" style:parent-style-name="Preformatted_20_Text" style:list-style-name="L1">
      <style:paragraph-properties fo:line-height="115%" fo:text-align="justify" style:justify-single-word="false"/>
      <style:text-properties style:font-name="Clear Sans" fo:font-size="12pt" fo:language="es" fo:country="CL" style:font-size-asian="12pt" style:font-size-complex="12pt"/>
    </style:style>
    <style:style style:name="P7" style:family="paragraph" style:parent-style-name="Preformatted_20_Text" style:list-style-name="L1">
      <style:paragraph-properties fo:line-height="115%" fo:text-align="justify" style:justify-single-word="false"/>
      <style:text-properties style:font-name="Clear Sans" fo:font-size="12pt" fo:language="es" fo:country="CL" officeooo:paragraph-rsid="0017a25c" style:font-size-asian="12pt" style:font-size-complex="12pt"/>
    </style:style>
    <style:style style:name="P8" style:family="paragraph" style:parent-style-name="Preformatted_20_Text" style:list-style-name="L2">
      <style:paragraph-properties fo:line-height="115%" fo:text-align="justify" style:justify-single-word="false"/>
      <style:text-properties style:font-name="Clear Sans" fo:font-size="12pt" fo:language="es" fo:country="CL" style:font-size-asian="12pt" style:font-size-complex="12pt"/>
    </style:style>
    <style:style style:name="P9" style:family="paragraph" style:parent-style-name="Preformatted_20_Text" style:list-style-name="L1">
      <style:paragraph-properties fo:line-height="115%" fo:text-align="justify" style:justify-single-word="false"/>
      <style:text-properties style:font-name="Clear Sans" fo:font-size="12pt" fo:language="es" fo:country="CL" officeooo:rsid="001923aa" officeooo:paragraph-rsid="001923aa" style:font-size-asian="12pt" style:font-size-complex="12pt"/>
    </style:style>
    <style:style style:name="P10" style:family="paragraph" style:parent-style-name="Preformatted_20_Text" style:list-style-name="L2">
      <style:paragraph-properties fo:line-height="115%" fo:text-align="justify" style:justify-single-word="false"/>
      <style:text-properties style:font-name="Clear Sans" fo:font-size="12pt" fo:language="es" fo:country="CL" officeooo:rsid="001923aa" officeooo:paragraph-rsid="001923aa" style:font-size-asian="12pt" style:font-size-complex="12pt"/>
    </style:style>
    <style:style style:name="P11" style:family="paragraph" style:parent-style-name="Preformatted_20_Text" style:list-style-name="L2">
      <style:paragraph-properties fo:line-height="115%" fo:text-align="justify" style:justify-single-word="false"/>
      <style:text-properties style:font-name="Clear Sans" fo:font-size="12pt" fo:language="es" fo:country="CL" officeooo:rsid="001b78b5" officeooo:paragraph-rsid="001b78b5" style:font-size-asian="12pt" style:font-size-complex="12pt"/>
    </style:style>
    <style:style style:name="P12" style:family="paragraph" style:parent-style-name="Preformatted_20_Text" style:list-style-name="L1">
      <style:paragraph-properties fo:line-height="115%" fo:text-align="justify" style:justify-single-word="false"/>
      <style:text-properties style:font-name="Clear Sans" fo:font-size="12pt" fo:language="es" fo:country="CL" fo:font-weight="bold" officeooo:rsid="00129615" officeooo:paragraph-rsid="00129615" style:font-size-asian="12pt" style:font-weight-asian="bold" style:font-size-complex="12pt" style:font-weight-complex="bold"/>
    </style:style>
    <style:style style:name="P13" style:family="paragraph" style:parent-style-name="Preformatted_20_Text" style:list-style-name="L2">
      <style:paragraph-properties fo:line-height="115%" fo:text-align="justify" style:justify-single-word="false"/>
      <style:text-properties officeooo:paragraph-rsid="001923aa"/>
    </style:style>
    <style:style style:name="P14" style:family="paragraph" style:parent-style-name="Preformatted_20_Text" style:list-style-name="L2">
      <style:paragraph-properties fo:line-height="115%" fo:text-align="justify" style:justify-single-word="false"/>
      <style:text-properties style:text-position="0% 100%" style:font-name="Clear Sans" fo:font-size="12pt" fo:language="es" fo:country="CL" officeooo:rsid="001923aa" officeooo:paragraph-rsid="001923aa" style:font-size-asian="12pt" style:font-size-complex="12pt"/>
    </style:style>
    <style:style style:name="P15" style:family="paragraph" style:parent-style-name="Preformatted_20_Text" style:list-style-name="L2">
      <style:paragraph-properties fo:line-height="115%" fo:text-align="justify" style:justify-single-word="false"/>
      <style:text-properties fo:language="es" fo:country="CL"/>
    </style:style>
    <style:style style:name="P16" style:family="paragraph" style:parent-style-name="Standard" style:list-style-name="L2">
      <style:paragraph-properties fo:line-height="115%" fo:text-align="justify" style:justify-single-word="false"/>
      <style:text-properties style:font-name="Clear Sans" fo:language="es" fo:country="CL" officeooo:rsid="001923aa" officeooo:paragraph-rsid="001923a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d147" style:font-weight-asian="bold" style:font-weight-complex="bold"/>
    </style:style>
    <style:style style:name="T3" style:family="text">
      <style:text-properties fo:font-weight="bold" officeooo:rsid="001923aa" style:font-weight-asian="bold" style:font-weight-complex="bold"/>
    </style:style>
    <style:style style:name="T4" style:family="text">
      <style:text-properties style:text-position="0% 100%"/>
    </style:style>
    <style:style style:name="T5" style:family="text">
      <style:text-properties style:text-position="0% 100%" style:font-name="Clear Sans" fo:font-size="12pt" fo:language="es" fo:country="CL" officeooo:rsid="001923aa" style:font-size-asian="12pt" style:font-size-complex="12pt"/>
    </style:style>
    <style:style style:name="T6" style:family="text">
      <style:text-properties style:text-position="0% 100%" style:font-name="Clear Sans" fo:font-size="12pt" fo:language="es" fo:country="CL" officeooo:rsid="001923aa" style:font-name-asian="Liberation Mono" style:font-size-asian="12pt" style:font-name-complex="Liberation Mono" style:font-size-complex="12pt"/>
    </style:style>
    <style:style style:name="T7" style:family="text">
      <style:text-properties style:text-position="0% 100%" officeooo:rsid="0019cbe7"/>
    </style:style>
    <style:style style:name="T8" style:family="text">
      <style:text-properties officeooo:rsid="00129615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4d147" style:font-weight-asian="normal" style:font-weight-complex="normal"/>
    </style:style>
    <style:style style:name="T11" style:family="text">
      <style:text-properties fo:font-weight="normal" officeooo:rsid="001923aa" style:font-weight-asian="normal" style:font-weight-complex="normal"/>
    </style:style>
    <style:style style:name="T12" style:family="text">
      <style:text-properties fo:font-weight="normal" officeooo:rsid="0019cbe7" style:font-weight-asian="normal" style:font-weight-complex="normal"/>
    </style:style>
    <style:style style:name="T13" style:family="text">
      <style:text-properties style:font-name="Clear Sans" fo:font-size="12pt" style:font-size-asian="12pt" style:font-size-complex="12pt"/>
    </style:style>
    <style:style style:name="T14" style:family="text">
      <style:text-properties style:font-name="Clear Sans" fo:font-size="12pt" officeooo:rsid="00129615" style:font-size-asian="12pt" style:font-size-complex="12pt"/>
    </style:style>
    <style:style style:name="T15" style:family="text">
      <style:text-properties style:font-name="Clear Sans" fo:font-size="12pt" officeooo:rsid="001552dd" style:font-name-asian="Liberation Mono" style:font-size-asian="12pt" style:font-name-complex="Liberation Mono" style:font-size-complex="12pt"/>
    </style:style>
    <style:style style:name="T16" style:family="text">
      <style:text-properties style:font-name="Clear Sans" fo:font-size="12pt" officeooo:rsid="0019cbe7" style:font-name-asian="Liberation Mono" style:font-size-asian="12pt" style:font-name-complex="Liberation Mono" style:font-size-complex="12pt"/>
    </style:style>
    <style:style style:name="T17" style:family="text">
      <style:text-properties officeooo:rsid="001923aa"/>
    </style:style>
    <style:style style:name="T18" style:family="text">
      <style:text-properties officeooo:rsid="0019cbe7"/>
    </style:style>
    <style:style style:name="T19" style:family="text">
      <style:text-properties officeooo:rsid="001b78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CV - Martín Ocqueteau</text:h>
      <text:h text:style-name="P4" text:outline-level="2">Datos Personales</text:h>
      <text:list xml:id="list2696522857" text:style-name="L1">
        <text:list-item>
          <text:p text:style-name="P7"><text:span text:style-name="T2">RUT:</text:span><text:span text:style-name="T10"> 19.456.300-0</text:span></text:p>
        </text:list-item>
        <text:list-item>
          <text:p text:style-name="P7"><text:span text:style-name="T1">Teléfono:</text:span> +569 785 16 539</text:p>
        </text:list-item>
        <text:list-item>
          <text:p text:style-name="P6"><text:span text:style-name="T1">E-mail:</text:span> mfocqueteau@uc.cl</text:p>
        </text:list-item>
        <text:list-item>
          <text:p text:style-name="P6"><text:span text:style-name="T3">Fecha de nacimiento:</text:span><text:span text:style-name="T11"> 02/05/1996 - </text:span><text:span text:style-name="T1">Edad</text:span>: 2<text:span text:style-name="T19">4</text:span> años</text:p>
        </text:list-item>
        <text:list-item>
          <text:p text:style-name="P9"><text:span text:style-name="T1">Sexo:</text:span> masculino</text:p>
        </text:list-item>
        <text:list-item>
          <text:p text:style-name="P12">Dirección:<text:span text:style-name="T9"> Escultora Rebeca Matte 2098-A, La Reina, </text:span><text:span text:style-name="T12">Santiago</text:span></text:p>
        </text:list-item>
      </text:list>
      <text:p text:style-name="P1"/>
      <text:h text:style-name="P5" text:outline-level="2">Estudios</text:h>
      <text:list xml:id="list3036809817" text:style-name="L2">
        <text:list-item>
          <text:p text:style-name="P16">Estudios escolares:</text:p>
          <text:list>
            <text:list-item>
              <text:p text:style-name="P16">Egreso de colegio Andrée English School <text:span text:style-name="T18">año </text:span>2014</text:p>
            </text:list-item>
          </text:list>
        </text:list-item>
        <text:list-item>
          <text:p text:style-name="P13"><text:span text:style-name="T6">E</text:span><text:span text:style-name="T5">studios universitarios:</text:span></text:p>
          <text:list>
            <text:list-item>
              <text:p text:style-name="P10"><text:span text:style-name="T4">Inicio en Ingeniería UC </text:span><text:span text:style-name="T7">año </text:span><text:span text:style-name="T4">2015</text:span></text:p>
            </text:list-item>
            <text:list-item>
              <text:p text:style-name="P14">Major computación, minor eléctrica</text:p>
            </text:list-item>
          </text:list>
        </text:list-item>
      </text:list>
      <text:p text:style-name="P2"/>
      <text:h text:style-name="P4" text:outline-level="2">Habilidades <text:span text:style-name="T17">adicionales</text:span></text:h>
      <text:list xml:id="list152650174069180" text:continue-numbering="true" text:style-name="L2">
        <text:list-item>
          <text:p text:style-name="P11"><text:span text:style-name="T13">Conocimiento básico de lenguaje de señas</text:span></text:p>
        </text:list-item>
        <text:list-item>
          <text:p text:style-name="P15"><text:span text:style-name="T13">Inglés avanzado: </text:span><text:span text:style-name="T15">B2 First (</text:span><text:span text:style-name="T16">Universidad de Cambridge</text:span><text:span text:style-name="T15">)</text:span><text:span text:style-name="T13"> aprobado con mé</text:span><text:span text:style-name="T14">r</text:span><text:span text:style-name="T13">ito.</text:span></text:p>
        </text:list-item>
        <text:list-item>
          <text:p text:style-name="P8">Conocimiento <text:span text:style-name="T8">avanzado</text:span> en lenguaje<text:span text:style-name="T19">s</text:span> Python <text:span text:style-name="T18">y Latex.</text:span>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lear Sans" svg:font-family="'Clear Sans'" style:font-family-generic="swiss" style:font-pitch="variable"/>
    <style:font-face style:name="Liberation Sans" svg:font-family="'Liberation Sans'" style:font-family-generic="swiss" style:font-pitch="variable"/>
    <style:font-face style:name="Clear Sans1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Clear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Clear Sans1" style:font-family-asian="'Clear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2pt" fo:font-weight="normal" style:font-name-asian="OpenSymbol" style:font-family-asian="OpenSymbol" style:font-charset-asian="x-symbol" style:font-size-asian="10.5pt" style:font-weight-asian="normal" style:font-name-complex="OpenSymbol" style:font-family-complex="OpenSymbol" style:font-charset-complex="x-symbol" style:font-size-complex="12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2-05T15:26:47.836710237</dc:date>
    <meta:editing-duration>PT21M20S</meta:editing-duration>
    <meta:editing-cycles>7</meta:editing-cycles>
    <meta:document-statistic meta:table-count="0" meta:image-count="0" meta:object-count="0" meta:page-count="1" meta:paragraph-count="18" meta:word-count="95" meta:character-count="591" meta:non-whitespace-character-count="528"/>
  </office:meta>
</office:document-meta>
</file>